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5a82" officeooo:paragraph-rsid="001a5a82"/>
    </style:style>
    <style:style style:name="P2" style:family="paragraph" style:parent-style-name="Standard">
      <style:text-properties officeooo:rsid="001addf0" officeooo:paragraph-rsid="001b0b36"/>
    </style:style>
    <style:style style:name="P3" style:family="paragraph" style:parent-style-name="Standard">
      <style:text-properties officeooo:rsid="001b0b36" officeooo:paragraph-rsid="001b0b36"/>
    </style:style>
    <style:style style:name="P4" style:family="paragraph" style:parent-style-name="Standard">
      <style:text-properties officeooo:rsid="001cbd38" officeooo:paragraph-rsid="001cbd38"/>
    </style:style>
    <style:style style:name="P5" style:family="paragraph" style:parent-style-name="Standard">
      <style:text-properties officeooo:rsid="0021bf21" officeooo:paragraph-rsid="0021bf21"/>
    </style:style>
    <style:style style:name="P6" style:family="paragraph" style:parent-style-name="Standard">
      <style:text-properties officeooo:rsid="00238e15" officeooo:paragraph-rsid="00238e15"/>
    </style:style>
    <style:style style:name="P7" style:family="paragraph" style:parent-style-name="Standard" style:list-style-name="L1">
      <style:text-properties officeooo:rsid="00238e15" officeooo:paragraph-rsid="00238e15"/>
    </style:style>
    <style:style style:name="T1" style:family="text">
      <style:text-properties officeooo:rsid="001a7e84"/>
    </style:style>
    <style:style style:name="T2" style:family="text">
      <style:text-properties officeooo:rsid="001addf0"/>
    </style:style>
    <style:style style:name="T3" style:family="text">
      <style:text-properties officeooo:rsid="001b0b36"/>
    </style:style>
    <style:style style:name="T4" style:family="text">
      <style:text-properties officeooo:rsid="001d3165"/>
    </style:style>
    <style:style style:name="T5" style:family="text">
      <style:text-properties officeooo:rsid="001f130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ame name ideas:</text:p>
      <text:list xml:id="list3524078603" text:style-name="L1">
        <text:list-item>
          <text:p text:style-name="P7">Last Hope</text:p>
        </text:list-item>
        <text:list-item>
          <text:p text:style-name="P7">Kalryumm</text:p>
        </text:list-item>
        <text:list-item>
          <text:p text:style-name="P7">Frodryon</text:p>
        </text:list-item>
        <text:list-item>
          <text:p text:style-name="P7">Freedryon</text:p>
        </text:list-item>
        <text:list-item>
          <text:p text:style-name="P7">Fredryon</text:p>
        </text:list-item>
      </text:list>
      <text:p text:style-name="P1">Main story: You are a knight, named Reynald. After many fights, the world and kingdom are free of foes, so you went away to get some time off and to celebrate the freshly earned <text:span text:style-name="T1">peace </text:span><text:span text:style-name="T3">and you go to your old house, near the woods</text:span><text:span text:style-name="T1">. Unfortunately, the foes were preparing a surprise for the humans and </text:span><text:span text:style-name="T2">soon took over the main castle and the kingdom.</text:span></text:p>
      <text:p text:style-name="P1"/>
      <text:p text:style-name="P2">Player: While <text:span text:style-name="T3">you sleep, you hear something in the woods. You wake up and it looks like it is very early in the morning. Wondering what that could be, you go </text:span><text:s/>exploring in the woods. <text:span text:style-name="T3">Suddenly you see something familiar and go to check out. It’s a foe, a slime.</text:span></text:p>
      <text:p text:style-name="P3">- But why? They should be defeated. Maybe some of them are still left.</text:p>
      <text:p text:style-name="P3">So you decide to defeat it and check the woods more. Suddenly there are more and more enemies and you fear the worst. So you decide to go back to the castle in fear of another attack.</text:p>
      <text:p text:style-name="P3"/>
      <text:p text:style-name="P3"/>
      <text:p text:style-name="P4">Optional: new, stronger enemies appear. Closer to the castle, you start to see knights. Your fears start to go away, <text:span text:style-name="T4">so you ask them “Hey, did any foes make it to the castle? Something weird is going on”. No answer. You go close and suddenly they notice you but the start swinging at you. </text:span><text:span text:style-name="T5">They were corrupted so you have no choice but to defeat them. “Something big is going on. I have to stop ir!”</text:span></text:p>
      <text:p text:style-name="P4"/>
      <text:p text:style-name="P5">Optional 2: new foes in charge that are more capable and are able to make an attack while humans are not expecting.</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1T23:21:58.573000000</dc:date>
    <meta:editing-duration>PT1H5M1S</meta:editing-duration>
    <meta:editing-cycles>11</meta:editing-cycles>
    <meta:generator>LibreOffice/7.4.0.3$Windows_X86_64 LibreOffice_project/f85e47c08ddd19c015c0114a68350214f7066f5a</meta:generator>
    <meta:document-statistic meta:table-count="0" meta:image-count="0" meta:object-count="0" meta:page-count="1" meta:paragraph-count="12" meta:word-count="278" meta:character-count="1435" meta:non-whitespace-character-count="1173"/>
  </office:meta>
</office:document-meta>
</file>